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c50ec9"/>
    </style:style>
    <style:style style:name="P38" style:family="paragraph" style:parent-style-name="Standard">
      <style:text-properties officeooo:paragraph-rsid="0cc5fe5b"/>
    </style:style>
    <style:style style:name="P39" style:family="paragraph" style:parent-style-name="Standard">
      <style:text-properties officeooo:paragraph-rsid="0ce3fa52"/>
    </style:style>
    <style:style style:name="P40" style:family="paragraph" style:parent-style-name="Standard">
      <style:text-properties officeooo:paragraph-rsid="0d09f881"/>
    </style:style>
    <style:style style:name="P41" style:family="paragraph" style:parent-style-name="Standard">
      <style:text-properties officeooo:paragraph-rsid="0d1ec96e"/>
    </style:style>
    <style:style style:name="P42" style:family="paragraph" style:parent-style-name="Standard">
      <style:text-properties officeooo:paragraph-rsid="0d4fb2fa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d53d678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72706e"/>
    </style:style>
    <style:style style:name="P47" style:family="paragraph" style:parent-style-name="Standard">
      <style:text-properties officeooo:paragraph-rsid="0dbec325"/>
    </style:style>
    <style:style style:name="P48" style:family="paragraph" style:parent-style-name="Standard">
      <style:text-properties officeooo:paragraph-rsid="0de414b5"/>
    </style:style>
    <style:style style:name="P49" style:family="paragraph" style:parent-style-name="Standard">
      <style:text-properties officeooo:paragraph-rsid="0dedec60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61c509"/>
    </style:style>
    <style:style style:name="P58" style:family="paragraph" style:parent-style-name="Standard">
      <style:text-properties officeooo:paragraph-rsid="0e555213"/>
    </style:style>
    <style:style style:name="P59" style:family="paragraph" style:parent-style-name="Standard">
      <style:text-properties officeooo:paragraph-rsid="0e66c33c"/>
    </style:style>
    <style:style style:name="P60" style:family="paragraph" style:parent-style-name="Standard">
      <style:text-properties officeooo:paragraph-rsid="0e66fd24"/>
    </style:style>
    <style:style style:name="P61" style:family="paragraph" style:parent-style-name="Standard">
      <style:text-properties officeooo:paragraph-rsid="0e671814"/>
    </style:style>
    <style:style style:name="P62" style:family="paragraph" style:parent-style-name="Standard">
      <style:text-properties officeooo:paragraph-rsid="0e82f1b0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paragraph-rsid="0e9fd222"/>
    </style:style>
    <style:style style:name="P66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 style:parent-style-name="Standard">
      <style:text-properties style:font-name="Liberation Sans1" fo:font-size="12pt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5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6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86" style:family="paragraph" style:parent-style-name="Standard">
      <style:text-properties style:font-name="Liberation Sans1" fo:font-size="12pt" officeooo:paragraph-rsid="0eb2e490" style:font-size-asian="12pt" style:font-size-complex="12pt"/>
    </style:style>
    <style:style style:name="P8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88" style:family="paragraph" style:parent-style-name="Standard">
      <style:text-properties officeooo:paragraph-rsid="0eb9c424"/>
    </style:style>
    <style:style style:name="P89" style:family="paragraph" style:parent-style-name="Footnote">
      <style:text-properties officeooo:paragraph-rsid="0d4c0055"/>
    </style:style>
    <style:style style:name="P90" style:family="paragraph" style:parent-style-name="Footnote">
      <style:text-properties officeooo:rsid="043ccc66" officeooo:paragraph-rsid="0e849f1d"/>
    </style:style>
    <style:style style:name="P91" style:family="paragraph" style:parent-style-name="Footnote">
      <style:text-properties officeooo:paragraph-rsid="0e927a73"/>
    </style:style>
    <style:style style:name="P92" style:family="paragraph" style:parent-style-name="Footnote">
      <style:text-properties style:font-name="Liberation Sans1"/>
    </style:style>
    <style:style style:name="P93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4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5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96" style:family="paragraph" style:parent-style-name="Footnote">
      <style:text-properties style:font-name="Liberation Sans1" officeooo:rsid="043ccc66" officeooo:paragraph-rsid="0e849f1d"/>
    </style:style>
    <style:style style:name="P97" style:family="paragraph" style:parent-style-name="Footnote">
      <style:text-properties style:font-name="Liberation Sans1" officeooo:paragraph-rsid="04473353"/>
    </style:style>
    <style:style style:name="P98" style:family="paragraph" style:parent-style-name="Footnote">
      <style:text-properties style:font-name="Liberation Sans1" officeooo:paragraph-rsid="0e87ed43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0" style:family="paragraph" style:parent-style-name="Table_20_Contents">
      <style:text-properties style:font-name="Liberation Sans1" fo:font-size="12pt" style:font-size-asian="12pt" style:font-size-complex="12pt"/>
    </style:style>
    <style:style style:name="P101" style:family="paragraph" style:parent-style-name="Footnote">
      <style:text-properties style:font-name="Liberation Sans1" officeooo:paragraph-rsid="0dd16467"/>
    </style:style>
    <style:style style:name="P102" style:family="paragraph" style:parent-style-name="Footnote">
      <style:text-properties officeooo:paragraph-rsid="0ebfccdd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eb9c424" style:font-size-asian="12pt" style:font-size-complex="12pt"/>
    </style:style>
    <style:style style:name="P104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1" officeooo:rsid="047fb57c"/>
    </style:style>
    <style:style style:name="T20" style:family="text">
      <style:text-properties style:font-name="Liberation Sans1" officeooo:rsid="047da547"/>
    </style:style>
    <style:style style:name="T21" style:family="text">
      <style:text-properties style:font-name="Liberation Sans1" fo:font-size="10pt" style:font-size-asian="10pt" style:font-size-complex="10pt"/>
    </style:style>
    <style:style style:name="T22" style:family="text">
      <style:text-properties style:font-name="Liberation Sans1" fo:font-size="10pt" officeooo:rsid="0db4d737" style:font-size-asian="10pt" style:font-size-complex="10pt"/>
    </style:style>
    <style:style style:name="T23" style:family="text">
      <style:text-properties style:font-name="Liberation Sans1" fo:font-size="10pt" officeooo:rsid="0db5d4ba" style:font-size-asian="10pt" style:font-size-complex="10pt"/>
    </style:style>
    <style:style style:name="T24" style:family="text">
      <style:text-properties style:font-name="Liberation Sans1" officeooo:rsid="0394a435"/>
    </style:style>
    <style:style style:name="T25" style:family="text">
      <style:text-properties style:font-name="Liberation Sans1" officeooo:rsid="0b668458"/>
    </style:style>
    <style:style style:name="T26" style:family="text">
      <style:text-properties style:font-name="Liberation Sans1" officeooo:rsid="0c125172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1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officeooo:rsid="02f99a6c"/>
    </style:style>
    <style:style style:name="T31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7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8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9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2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7" style:family="text">
      <style:text-properties fo:color="#000000" style:text-line-through-style="none" style:text-line-through-type="none" style:font-name="Liberation Sans1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1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3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4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7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8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9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0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2" style:family="text">
      <style:text-properties fo:color="#000000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fo:color="#000000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Liberation Sans1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3" style:family="text">
      <style:text-properties fo:color="#000000" style:font-name="Liberation Sans1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5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style:font-name="Liberation Sans1" fo:font-size="12pt" style:font-size-asian="12pt" style:font-size-complex="12pt"/>
    </style:style>
    <style:style style:name="T317" style:family="text">
      <style:text-properties fo:color="#000000" style:font-name="Liberation Sans1" fo:font-size="12pt" officeooo:rsid="004804ae" style:font-size-asian="12pt" style:font-size-complex="12pt"/>
    </style:style>
    <style:style style:name="T318" style:family="text">
      <style:text-properties fo:color="#000000" style:font-name="Liberation Sans1" fo:font-size="12pt" officeooo:rsid="0d2ecc1a" style:font-size-asian="12pt" style:font-size-complex="12pt"/>
    </style:style>
    <style:style style:name="T319" style:family="text">
      <style:text-properties fo:color="#000000" style:font-name="Liberation Sans1" fo:font-size="12pt" officeooo:rsid="0d21a97c" style:font-size-asian="12pt" style:font-size-complex="12pt"/>
    </style:style>
    <style:style style:name="T320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21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22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23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24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25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26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27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28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29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30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31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32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3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34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35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36" style:family="text">
      <style:text-properties fo:color="#000000" style:font-name="Liberation Sans1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Liberation Sans1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Liberation Sans1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Liberation Sans1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Liberation Sans1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Liberation Sans1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style:font-name="Liberation Sans1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style:font-name="Liberation Sans1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style:font-name="Liberation Sans1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style:font-name="Liberation Sans1" fo:font-size="10pt" fo:language="nl" fo:country="NL" officeooo:rsid="0ebfccd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style:font-name="Liberation Sans1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fo:font-size="10pt" fo:language="nl" fo:country="NL" officeooo:rsid="0ebfccd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Liberation Sans1" officeooo:rsid="047da547"/>
    </style:style>
    <style:style style:name="T364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2" style:family="text">
      <style:text-properties style:use-window-font-color="true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3" style:family="text">
      <style:text-properties style:use-window-font-color="true" style:font-name="Liberation Sans1" fo:font-size="12pt" style:font-size-asian="12pt" style:font-size-complex="12pt"/>
    </style:style>
    <style:style style:name="T384" style:family="text">
      <style:text-properties officeooo:rsid="04473353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officeooo:rsid="0aace3cd"/>
    </style:style>
    <style:style style:name="T387" style:family="text">
      <style:text-properties fo:font-size="10pt" style:font-size-asian="10pt" style:font-size-complex="10pt"/>
    </style:style>
    <style:style style:name="T388" style:family="text">
      <style:text-properties officeooo:rsid="0394a435"/>
    </style:style>
    <style:style style:name="T389" style:family="text">
      <style:text-properties officeooo:rsid="0b668458"/>
    </style:style>
    <style:style style:name="T390" style:family="text">
      <style:text-properties officeooo:rsid="0c125172"/>
    </style:style>
    <style:style style:name="T391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2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3" style:family="text">
      <style:text-properties officeooo:rsid="0cf7e116"/>
    </style:style>
    <style:style style:name="T394" style:family="text">
      <style:text-properties officeooo:rsid="0b952edb"/>
    </style:style>
    <style:style style:name="T395" style:family="text">
      <style:text-properties officeooo:rsid="0dd7714a"/>
    </style:style>
    <style:style style:name="T396" style:family="text">
      <style:text-properties officeooo:rsid="0dd5c0d9"/>
    </style:style>
    <style:style style:name="T397" style:family="text">
      <style:text-properties officeooo:rsid="0dd5fde1"/>
    </style:style>
    <style:style style:name="T398" style:family="text">
      <style:text-properties officeooo:rsid="0e87ed43"/>
    </style:style>
    <style:style style:name="T399" style:family="text">
      <style:text-properties loext:padding="0.049cm" loext:border="0.31pt solid #000000"/>
    </style:style>
    <style:style style:name="T400" style:family="text">
      <style:text-properties fo:font-variant="normal" fo:text-transform="none" fo:color="#222222" fo:font-size="9.75pt" fo:letter-spacing="normal" fo:language="nl" fo:country="NL" fo:font-style="normal" fo:font-weight="normal" officeooo:rsid="0ebfccdd" style:font-size-asian="10pt" style:language-asian="nl" style:country-asian="NL" style:font-size-complex="10pt" style:language-complex="nl" style:country-complex="NL" loext:padding="0cm" loext:border="none"/>
    </style:style>
    <style:style style:name="T401" style:family="text">
      <style:text-properties fo:font-variant="normal" fo:text-transform="none" fo:color="#222222" style:font-name="Liberation Mono1" fo:font-size="9.75pt" fo:letter-spacing="normal" fo:language="nl" fo:country="NL" fo:font-style="normal" fo:font-weight="normal" officeooo:rsid="0ebfccdd" style:font-size-asian="10pt" style:language-asian="nl" style:country-asian="NL" style:font-size-complex="10pt" style:language-complex="nl" style:country-complex="NL" loext:padding="0cm" loext:border="none"/>
    </style:style>
    <style:style style:name="T402" style:family="text">
      <style:text-properties fo:font-variant="normal" fo:text-transform="none" fo:color="#222222" style:font-name="Liberation Mono1" fo:font-size="9pt" fo:letter-spacing="normal" fo:language="nl" fo:country="NL" fo:font-style="normal" fo:font-weight="normal" officeooo:rsid="0ebfccdd" style:font-size-asian="9pt" style:language-asian="nl" style:country-asian="NL" style:font-size-complex="9pt" style:language-complex="nl" style:country-complex="NL" loext:padding="0cm" loext:border="non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T276">C</text:span><text:span text:style-name="T275">hecklist voor </text:span><text:span text:style-name="T277">de installatie</text:span><text:span text:style-name="T275"> van </text:span><text:reference-mark-start text:name="Distributie"/><text:span text:style-name="T278">Debian</text:span><text:reference-mark-end text:name="Distributie"/><text:span text:style-name="T279"> </text:span><text:span text:style-name="T280">GNU/Linux </text:span><text:reference-mark-start text:name="Versie"/><text:span text:style-name="T278">1</text:span><text:span text:style-name="T281">1</text:span><text:reference-mark-end text:name="Versie"/><text:span text:style-name="Strong_20_Emphasis"><text:span text:style-name="T312"> </text:span></text:span><text:span text:style-name="Strong_20_Emphasis"><text:span text:style-name="T313">LTS</text:span></text:span><text:span text:style-name="T282"><text:note text:id="ftn1" text:note-class="footnote"><text:note-citation>1</text:note-citation><text:note-body><text:p text:style-name="P101"><text:span text:style-name="T388">Deze versie heeft codenaam </text:span><text:span text:style-name="T347">B</text:span><text:span text:style-name="T348">ullseye</text:span><text:span text:style-name="T389"> </text:span><text:span text:style-name="T390">(</text:span><text:span text:style-name="T348">bullseye</text:span><text:span text:style-name="T390">)</text:span><text:span text:style-name="T389"> </text:span><text:span text:style-name="T349">en is een zogenaamde LTS-versie (</text:span><text:span text:style-name="T350">LTS=</text:span><text:span text:style-name="T349">Long-Term Support, langetermijnondersteuning). <text:s/></text:span><text:span text:style-name="T351">Deze</text:span><text:span text:style-name="T349"> LTS-versie versch</text:span><text:span text:style-name="T351">een </text:span><text:span text:style-name="T352">in </text:span><text:span text:style-name="T353">augustus</text:span><text:span text:style-name="T349"> 20</text:span><text:span text:style-name="T353">2</text:span><text:span text:style-name="T351">1</text:span><text:span text:style-name="T349"> en wordt vanaf vrijgave </text:span><text:span text:style-name="T352">vijf</text:span><text:span text:style-name="T349"> jaar ondersteund</text:span><text:span text:style-name="T354"> </text:span><text:span text:style-name="T349">(</text:span><text:span text:style-name="T355">updates </text:span><text:span text:style-name="T349">tot </text:span><text:span text:style-name="T353">augustus</text:span><text:span text:style-name="T351"> </text:span><text:span text:style-name="T349">202</text:span><text:span text:style-name="T353">6</text:span><text:span text:style-name="T354">)</text:span><text:span text:style-name="T356">.</text:span></text:p></text:note-body></text:note></text:span><text:span text:style-name="T283"> </text:span><text:reference-mark-start text:name="Editie"/><text:span text:style-name="T284">desktop</text:span><text:reference-mark-end text:name="Editie"/><text:span text:style-name="T285">.</text:span></text:p>
      <text:p text:style-name="P70"/>
      <text:p text:style-name="Standard"><text:span text:style-name="T41">Kijk op</text:span><text:span text:style-name="T304"> </text:span><text:a xlink:type="simple" xlink:href="https://karelzimmer.nl/" text:style-name="Internet_20_link" text:visited-style-name="Visited_20_Internet_20_Link"><text:span text:style-name="T9">karelzimmer.nl</text:span></text:a><text:span text:style-name="T304"> </text:span><text:span text:style-name="T360">voor</text:span><text:span text:style-name="T361"> </text:span><text:span text:style-name="T362">deze en andere </text:span><text:span text:style-name="T42">checklists, scripts, </text:span><text:span text:style-name="T43">en informatie</text:span><text:span text:style-name="T42">.</text:span></text:p>
      <text:p text:style-name="P70"/>
      <text:p text:style-name="P70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9"/>
      <text:p text:style-name="P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63">(zie toelichting)</text:span><text:span text:style-name="T20">:</text:span></text:p>
      <text:p text:style-name="P4"><text:span text:style-name="Definition"><text:span text:style-name="T365">g</text:span></text:span><text:span text:style-name="Definition"><text:span text:style-name="T364">ebruiker</text:span></text:span><text:span text:style-name="Definition"><text:span text:style-name="T368"><text:tab/><text:tab/></text:span></text:span><text:span text:style-name="Definition"><text:span text:style-name="T383"> <text:tab/><text:tab/></text:span></text:span><text:span text:style-name="T369"><draw:control text:anchor-type="as-char" svg:y="-0.429cm" draw:z-index="11" draw:name="Gebruiker" draw:style-name="gr2" draw:text-style-name="P109" svg:width="6.061cm" svg:height="0.6cm" draw:control="control12"><svg:title>Gebruiker</svg:title><svg:desc>Volledige naam, bijv. Jan Stek</svg:desc></draw:control></text:span><text:span text:style-name="T369"><text:tab/></text:span><text:span text:style-name="T370">(</text:span><text:span text:style-name="T366">volledige naam, bijv. </text:span><text:span text:style-name="T381">J</text:span><text:span text:style-name="T382">a</text:span><text:span text:style-name="T381">n </text:span><text:span text:style-name="T382">Jansen</text:span><text:span text:style-name="T367">)</text:span></text:p>
      <text:p text:style-name="Standard"><text:span text:style-name="Definition"><text:span text:style-name="T365">g</text:span></text:span><text:span text:style-name="Definition"><text:span text:style-name="T364">ebruikersnaam<text:tab/></text:span></text:span><text:span text:style-name="Definition"><text:span text:style-name="T364"><draw:control text:anchor-type="as-char" svg:y="-0.429cm" draw:z-index="12" draw:name="Gberuikersnaam" draw:style-name="gr2" draw:text-style-name="P109" svg:width="6.061cm" svg:height="0.6cm" draw:control="control13"><svg:title>Gebruikersnaam</svg:title><svg:desc>Korte naam, bijv. jan</svg:desc></draw:control></text:span></text:span><text:span text:style-name="Definition"><text:span text:style-name="T364"><text:tab/></text:span></text:span><text:span text:style-name="T10">(korte naam, bijv. </text:span><text:span text:style-name="T302">j</text:span><text:span text:style-name="T303">a</text:span><text:span text:style-name="T302">n</text:span><text:span text:style-name="T10">)</text:span></text:p>
      <text:p text:style-name="P3"><text:span text:style-name="Definition"><text:span text:style-name="T372">c</text:span></text:span><text:span text:style-name="Definition"><text:span text:style-name="T371">omputernaam<text:tab/><text:tab/></text:span></text:span><text:span text:style-name="Definition"><text:span text:style-name="T369"><draw:control text:anchor-type="as-char" svg:y="-0.429cm" draw:z-index="13" draw:name="Computernaam" draw:style-name="gr2" draw:text-style-name="P109" svg:width="6.061cm" svg:height="0.6cm" draw:control="control14"><svg:title>Computernaam</svg:title><svg:desc>Unieke naam van de computer</svg:desc></draw:control></text:span></text:span><text:span text:style-name="Definition"><text:span text:style-name="T369"><text:tab/></text:span></text:span><text:span text:style-name="Definition"><text:span text:style-name="T375">(</text:span></text:span><text:span text:style-name="Definition"><text:span text:style-name="T376">naam van de compute</text:span></text:span><text:span text:style-name="Definition"><text:span text:style-name="T377">r, </text:span></text:span><text:span text:style-name="Definition"><text:span text:style-name="T378">bijv. pc01</text:span></text:span><text:span text:style-name="Definition"><text:span text:style-name="T375">)</text:span></text:span></text:p>
      <text:p text:style-name="P3"><text:span text:style-name="Definition"><text:span text:style-name="T365">o</text:span></text:span><text:span text:style-name="Definition"><text:span text:style-name="T364">pstartmenu</text:span></text:span><text:span text:style-name="Definition"><text:span text:style-name="T369"><text:tab/><text:tab/><text:tab/></text:span></text:span><text:span text:style-name="Definition"><text:span text:style-name="T369"><draw:control text:anchor-type="as-char" svg:y="-0.429cm" draw:z-index="14" draw:name="Opstartmenu" draw:style-name="gr2" draw:text-style-name="P109" svg:width="6.061cm" svg:height="0.6cm" draw:control="control15"><svg:title>Opstartmenu</svg:title><svg:desc>Toets voor het opstartmenu ("bootmenu")</svg:desc></draw:control></text:span></text:span><text:span text:style-name="Definition"><text:span text:style-name="T369"><text:tab/></text:span></text:span><text:span text:style-name="Definition"><text:span text:style-name="T375">(</text:span></text:span><text:span text:style-name="Definition"><text:span text:style-name="T376">to</text:span></text:span><text:span text:style-name="Definition"><text:span text:style-name="T379">ets voor het opstartmedium</text:span></text:span><text:span text:style-name="Definition"><text:span text:style-name="T380">)</text:span></text:span></text:p>
      <text:p text:style-name="P3"><text:span text:style-name="Definition"><text:span text:style-name="T373">i</text:span></text:span><text:span text:style-name="Definition"><text:span text:style-name="T374">nstellingen</text:span></text:span><text:span text:style-name="T375"><text:tab/> <text:tab/><text:tab/></text:span><text:span text:style-name="T375"><draw:control text:anchor-type="as-char" svg:y="-0.429cm" draw:z-index="10" draw:name="Instellingen" draw:style-name="gr2" draw:text-style-name="P109" svg:width="6.061cm" svg:height="0.6cm" draw:control="control11"><svg:title>Instellingen</svg:title><svg:desc>Toets voor het BIOS/UEFI-scherm ("setup")</svg:desc></draw:control></text:span><text:span text:style-name="T375"><text:tab/>(</text:span><text:span text:style-name="T376">toets voor het BIOS/UEFI-scherm</text:span><text:span text:style-name="T375">)</text:span></text:p>
      <text:p text:style-name="P5"><text:span text:style-name="T291">Vervang </text:span><text:span text:style-name="Definition"><text:span text:style-name="T12">schuingedrukte</text:span></text:span><text:span text:style-name="T291"> </text:span><text:span text:style-name="T292">woorden </text:span><text:span text:style-name="T291">in deze checklist door </text:span><text:span text:style-name="T292">boven</text:span><text:span text:style-name="T291">staande waarden.</text:span></text:p>
      <text:p text:style-name="P10"/>
      <text:p text:style-name="P6"><text:span text:style-name="Strong_20_Emphasis"><text:span text:style-name="T299"/></text:span></text:p>
      <text:p text:style-name="P29"><text:span text:style-name="T293">Nog niet op Linux?<text:tab/></text:span><text:span text:style-name="T296"><text:tab/></text:span><text:span text:style-name="T297">G</text:span><text:span text:style-name="T290">ebruik </text:span><text:span text:style-name="Strong_20_Emphasis"><text:span text:style-name="T301">Checklist migratie</text:span></text:span><text:span text:style-name="T290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4"> onder </text:span><text:span text:style-name="T300">Linux</text:span><text:span text:style-name="T295">.</text:span></text:p>
      <text:p text:style-name="P87"><text:span text:style-name="T270">Nieuwe installatie?<text:tab/></text:span><text:span text:style-name="T272"></text:span><text:span text:style-name="T274"><text:tab/></text:span><text:span text:style-name="T273">B</text:span><text:span text:style-name="T270">egin bij hoofdstuk </text:span><text:span text:style-name="T270"><text:bookmark-ref text:reference-format="page" text:ref-name="__RefNumPara__4009_1271708128">2</text:bookmark-ref></text:span><text:span text:style-name="T270"><text:s text:c="2"/></text:span><text:span text:style-name="T271"><text:bookmark-ref text:reference-format="text" text:ref-name="__RefNumPara__4009_1271708128">Installatie uitvoeren</text:bookmark-ref></text:span><text:span text:style-name="T271">.</text:span></text:p>
      <text:p text:style-name="P2"><text:span text:style-name="Strong_20_Emphasis"><text:span text:style-name="T298"/></text:span></text:p>
      <text:list xml:id="list2475861045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6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68"><text:s/></text:span></text:span><text:span text:style-name="Strong_20_Emphasis"><text:span text:style-name="T122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8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9"><text:note text:id="ftn2" text:note-class="footnote"><text:note-citation>2</text:note-citation><text:note-body><text:p text:style-name="P96"><text:span text:style-name="T258">E</text:span><text:span text:style-name="T259">v</text:span><text:span text:style-name="T260">en</text:span><text:span text:style-name="T262">t</text:span><text:span text:style-name="T263">uele </text:span><text:span text:style-name="T264">extra </text:span><text:span text:style-name="T266">gebruiker</text:span><text:span text:style-name="T264">s aanmelden </text:span><text:span text:style-name="T265">en dezelfde stappen uitvoeren</text:span><text:span text:style-name="T261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519733425760">
          <table:table-cell table:style-name="_31_._5f_Installatie_5f_voorbereiden.A1" office:value-type="string">
            <text:p text:style-name="P30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71"/>
          </table:table-cell>
        </table:table-row>
        <table:table-row table:style-name="TableLine94519733426016">
          <table:table-cell table:style-name="_31_._5f_Installatie_5f_voorbereiden.A1" office:value-type="string">
            <text:p text:style-name="P37"><text:span text:style-name="Strong_20_Emphasis"><text:span text:style-name="T68"><text:s/></text:span></text:span><text:span text:style-name="Strong_20_Emphasis"><text:span text:style-name="T122"><draw:control text:anchor-type="as-char" draw:z-index="15" draw:name="Vorm4" draw:style-name="gr1" draw:text-style-name="P10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8">Installeer </text:span></text:span><text:span text:style-name="Strong_20_Emphasis"><text:span text:style-name="T70">pakket kz</text:span></text:span><text:span text:style-name="Strong_20_Emphasis"><text:span text:style-name="T68"> </text:span></text:span><text:span text:style-name="Strong_20_Emphasis"><text:span text:style-name="T71">via via </text:span></text:span><text:span text:style-name="Strong_20_Emphasis"><text:span text:style-name="T73">een </text:span></text:span><text:span text:style-name="Strong_20_Emphasis"><text:span text:style-name="T74">druk op de </text:span></text:span><text:span text:style-name="Strong_20_Emphasis"><text:span text:style-name="T88">Super</text:span></text:span><text:span text:style-name="Strong_20_Emphasis"><text:span text:style-name="T74">-toets</text:span></text:span><text:span text:style-name="Strong_20_Emphasis"><text:span text:style-name="T74"><text:note text:id="ftn3" text:note-class="footnote"><text:note-citation>3</text:note-citation><text:note-body><text:p text:style-name="P93"><text:span text:style-name="T286">De </text:span><text:span text:style-name="T287">Super</text:span><text:span text:style-name="T286">-toets is de Windows</text:span><text:span text:style-name="T288">-</text:span><text:span text:style-name="T289">toets</text:span><text:span text:style-name="T286">, </text:span><text:span text:style-name="T288">C</text:span><text:span text:style-name="T286">ommand-</text:span><text:span text:style-name="T289">toets</text:span><text:span text:style-name="T286">, of </text:span><text:span text:style-name="T288">V</text:span><text:span text:style-name="T286">ergrootglas-toets.</text:span></text:p></text:note-body></text:note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7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57">Terminalvenster</text:span></text:span><text:span text:style-name="Strong_20_Emphasis"><text:span text:style-name="T80">.</text:span></text:span><text:span text:style-name="Strong_20_Emphasis"><text:span text:style-name="T77"> </text:span></text:span></text:p>
          </table:table-cell>
        </table:table-row>
        <table:table-row table:style-name="TableLine94519733426272">
          <table:table-cell table:style-name="_31_._5f_Installatie_5f_voorbereiden.A1" office:value-type="string">
            <text:p text:style-name="P41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47"><text:span text:style-name="T4">Typ</text:span><text:span text:style-name="Strong_20_Emphasis"><text:span text:style-name="T81">, of </text:span></text:span><text:span text:style-name="Strong_20_Emphasis"><text:span text:style-name="T77">kopieer en plak, de</text:span></text:span><text:span text:style-name="Strong_20_Emphasis"><text:span text:style-name="T82">z</text:span></text:span><text:span text:style-name="Strong_20_Emphasis"><text:span text:style-name="T77">e </text:span></text:span><text:span text:style-name="Strong_20_Emphasis"><text:span text:style-name="T83">drie </text:span></text:span><text:span text:style-name="Strong_20_Emphasis"><text:span text:style-name="T77">opdrachten, ieder gevolgd door de </text:span></text:span><text:span text:style-name="Strong_20_Emphasis"><text:span text:style-name="T72">Enter</text:span></text:span><text:span text:style-name="Strong_20_Emphasis"><text:span text:style-name="T71">-toets:<text:line-break/></text:span></text:span><text:span text:style-name="User_20_Entry"><text:span text:style-name="T267">sudo</text:span></text:span><text:span text:style-name="User_20_Entry"><text:span text:style-name="T268"> </text:span></text:span><text:span text:style-name="User_20_Entry"><text:span text:style-name="T267">apt install wget</text:span></text:span></text:p>
            <text:p text:style-name="P47"><text:span text:style-name="User_20_Entry"><text:span text:style-name="T268">wget karelzimmer.nl/</text:span></text:span><text:span text:style-name="User_20_Entry"><text:span text:style-name="T269">kz</text:span></text:span><text:span text:style-name="User_20_Entry"><text:span text:style-name="T268"><text:line-break/>bash </text:span></text:span><text:span text:style-name="User_20_Entry"><text:span text:style-name="T269">kz</text:span></text:span></text:p>
          </table:table-cell>
        </table:table-row>
        <table:table-row table:style-name="TableLine94519733426528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 table:style-name="TableLine94519733426784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</table:table-row>
        <table:table-row table:style-name="TableLine94519733427040">
          <table:table-cell table:style-name="_31_._5f_Installatie_5f_voorbereiden.A1" office:value-type="string">
            <text:p text:style-name="P37"><text:span text:style-name="Strong_20_Emphasis"><text:span text:style-name="T68"><text:s/></text:span></text:span><text:span text:style-name="Strong_20_Emphasis"><text:span text:style-name="T122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73">Bereid de installatie voor </text:span></text:span><text:span text:style-name="Strong_20_Emphasis"><text:span text:style-name="T71">via </text:span></text:span><text:span text:style-name="Strong_20_Emphasis"><text:span text:style-name="T73">een </text:span></text:span><text:span text:style-name="Strong_20_Emphasis"><text:span text:style-name="T86">druk </text:span></text:span><text:span text:style-name="Strong_20_Emphasis"><text:span text:style-name="T87">op de </text:span></text:span><text:span text:style-name="Strong_20_Emphasis"><text:span text:style-name="T88">Super</text:span></text:span><text:span text:style-name="Strong_20_Emphasis"><text:span text:style-name="T87">-toets</text:span></text:span><text:span text:style-name="Strong_20_Emphasis"><text:span text:style-name="T38"><text:note-ref text:note-class="footnote" text:reference-format="text" text:ref-name="ftn3">3</text:note-ref></text:span></text:span><text:span text:style-name="Strong_20_Emphasis"><text:span text:style-name="T73">, </text:span></text:span><text:span text:style-name="Strong_20_Emphasis"><text:span text:style-name="T89">t</text:span></text:span><text:span text:style-name="Strong_20_Emphasis"><text:span text:style-name="T76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4"> </text:span></text:span><text:span text:style-name="Strong_20_Emphasis"><text:span text:style-name="T90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</text:span></text:span><text:span text:style-name="Strong_20_Emphasis"><text:span text:style-name="T123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7">.</text:span></text:span></text:p>
          </table:table-cell>
        </table:table-row>
        <table:table-row table:style-name="TableLine94519733427296">
          <table:table-cell table:style-name="_31_._5f_Installatie_5f_voorbereiden.A1" office:value-type="string">
            <text:p text:style-name="P37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91">K</text:span></text:span><text:span text:style-name="Strong_20_Emphasis"><text:span text:style-name="T92">ie</text:span></text:span><text:span text:style-name="Strong_20_Emphasis"><text:span text:style-name="T93">s</text:span></text:span><text:span text:style-name="Strong_20_Emphasis"><text:span text:style-name="T85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4"> </text:span></text:span><text:span text:style-name="Strong_20_Emphasis"><text:span text:style-name="T95">en </text:span></text:span><text:span text:style-name="Strong_20_Emphasis"><text:span text:style-name="T96">v</text:span></text:span><text:span text:style-name="Strong_20_Emphasis"><text:span text:style-name="T85">olg de aanwijzingen op het scherm.</text:span></text:span></text:p>
          </table:table-cell>
        </table:table-row>
      </table:table>
      <text:p text:style-name="P67"/>
      <text:list xml:id="list133715261660923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6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19733362496">
          <table:table-cell table:style-name="_32_._5f_Installatie_5f_uitvoeren.A1" office:value-type="string">
            <text:p text:style-name="P37"><text:span text:style-name="Strong_20_Emphasis"><text:span text:style-name="T68"><text:s/></text:span></text:span><text:span text:style-name="Strong_20_Emphasis"><text:span text:style-name="T122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9"><text:span text:style-name="T316">Start de computer op vanaf </text:span><text:span text:style-name="T317">een </text:span><text:span text:style-name="T317"><text:reference-ref text:reference-format="text" text:ref-name="Distributie">Debian</text:reference-ref></text:span><text:span text:style-name="T317"><text:s/></text:span><text:span text:style-name="Strong_20_Emphasis"><text:span text:style-name="T305"><text:reference-ref text:reference-format="text" text:ref-name="Versie">11</text:reference-ref></text:span></text:span><text:span text:style-name="Strong_20_Emphasis"><text:span text:style-name="T305"><text:s/></text:span></text:span><text:span text:style-name="T318">(</text:span><text:span text:style-name="T319">Live</text:span><text:span text:style-name="T213"><text:note text:id="ftn4" text:note-class="footnote"><text:note-citation>1</text:note-citation><text:note-body><text:p text:style-name="P97"><text:span text:style-name="T384">Vanaf ee</text:span>n Live <text:span text:style-name="T386">USB-stick of </text:span><text:span text:style-name="T357">CD</text:span><text:span text:style-name="T387"> </text:span>kunt <text:span text:style-name="T384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5" text:note-class="footnote"><text:note-citation>2</text:note-citation><text:note-body><text:p text:style-name="P91"><text:span text:style-name="T21">D</text:span><text:span text:style-name="Strong_20_Emphasis"><text:span text:style-name="T224">ow</text:span></text:span><text:span text:style-name="Strong_20_Emphasis"><text:span text:style-name="T225">nload </text:span></text:span><text:span text:style-name="Strong_20_Emphasis"><text:span text:style-name="T220">e</text:span></text:span><text:span text:style-name="Strong_20_Emphasis"><text:span text:style-name="T226">e</text:span></text:span><text:span text:style-name="Strong_20_Emphasis"><text:span text:style-name="T227">n</text:span></text:span><text:span text:style-name="Strong_20_Emphasis"><text:span text:style-name="T256"> </text:span></text:span><text:span text:style-name="Strong_20_Emphasis"><text:span text:style-name="T225">Live CD </text:span></text:span><text:span text:style-name="Strong_20_Emphasis"><text:span text:style-name="T228">v</text:span></text:span><text:span text:style-name="Strong_20_Emphasis"><text:span text:style-name="T229">anaf</text:span></text:span><text:span text:style-name="Strong_20_Emphasis"><text:span text:style-name="T230"> </text:span></text:span><text:a xlink:type="simple" xlink:href="https://www.debian.org/CD/live/" text:style-name="Internet_20_link" text:visited-style-name="Visited_20_Internet_20_Link"><text:span text:style-name="Strong_20_Emphasis"><text:span text:style-name="T391">debian.org/cd/live</text:span></text:span></text:a><text:span text:style-name="Strong_20_Emphasis"><text:span text:style-name="T230">, blader naar beneden en klik op </text:span></text:span><text:span text:style-name="Strong_20_Emphasis"><text:span text:style-name="T244">unofficial live images for stable with firmware included</text:span></text:span><text:span text:style-name="Strong_20_Emphasis"><text:span text:style-name="T230">. Klik vervolgens door </text:span></text:span><text:span text:style-name="Strong_20_Emphasis"><text:span text:style-name="T221">naar</text:span></text:span><text:span text:style-name="Strong_20_Emphasis"><text:span text:style-name="T230"> </text:span></text:span><text:span text:style-name="Strong_20_Emphasis"><text:span text:style-name="T244">amd64</text:span></text:span><text:span text:style-name="Strong_20_Emphasis"><text:span text:style-name="T230"> en </text:span></text:span><text:span text:style-name="Strong_20_Emphasis"><text:span text:style-name="T244">iso-hybrid</text:span></text:span><text:span text:style-name="Strong_20_Emphasis"><text:span text:style-name="T230">. </text:span></text:span><text:span text:style-name="Strong_20_Emphasis"><text:span text:style-name="T221">D</text:span></text:span><text:span text:style-name="Strong_20_Emphasis"><text:span text:style-name="T231">aar aangekomen kies </text:span></text:span><text:span text:style-name="T245">debian-live-11</text:span><text:span text:style-name="T246">-</text:span><text:span text:style-name="T245">amd-64-</text:span><text:span text:style-name="T246">gnome</text:span><text:span text:style-name="T247">+non-fre</text:span><text:span text:style-name="T248">e</text:span><text:span text:style-name="T247">.iso</text:span><text:span text:style-name="Strong_20_Emphasis"><text:span text:style-name="T225">, </text:span></text:span><text:span text:style-name="Strong_20_Emphasis"><text:span text:style-name="T224">e</text:span></text:span><text:span text:style-name="Strong_20_Emphasis"><text:span text:style-name="T232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89"><text:span text:style-name="T21"><text:tab/></text:span><text:span text:style-name="Strong_20_Emphasis"><text:span text:style-name="T222">G</text:span></text:span><text:span text:style-name="Strong_20_Emphasis"><text:span text:style-name="T233">ebruik </text:span></text:span><text:span text:style-name="Strong_20_Emphasis"><text:span text:style-name="T234">het programma balenaEtche</text:span></text:span><text:span text:style-name="Strong_20_Emphasis"><text:span text:style-name="T235">r</text:span></text:span><text:span text:style-name="Strong_20_Emphasis"><text:span text:style-name="T234"> </text:span></text:span><text:span text:style-name="Strong_20_Emphasis"><text:span text:style-name="T236">(</text:span></text:span><text:a xlink:type="simple" xlink:href="https://www.balena.io/etcher/" text:style-name="Internet_20_link" text:visited-style-name="Visited_20_Internet_20_Link"><text:span text:style-name="Strong_20_Emphasis"><text:span text:style-name="T392">etcher.io</text:span></text:span></text:a><text:span text:style-name="Strong_20_Emphasis"><text:span text:style-name="T236">) </text:span></text:span><text:span text:style-name="Strong_20_Emphasis"><text:span text:style-name="T237">om de CD naar de USB-stick te schrijven</text:span></text:span><text:span text:style-name="Strong_20_Emphasis"><text:span text:style-name="T236">; </text:span></text:span><text:span text:style-name="Strong_20_Emphasis"><text:span text:style-name="T234">balenaEtche</text:span></text:span><text:span text:style-name="Strong_20_Emphasis"><text:span text:style-name="T235">r</text:span></text:span><text:span text:style-name="Strong_20_Emphasis"><text:span text:style-name="T238"> is</text:span></text:span><text:span text:style-name="Strong_20_Emphasis"><text:span text:style-name="T236"> </text:span></text:span><text:span text:style-name="Strong_20_Emphasis"><text:span text:style-name="T239">beschikbaar voor </text:span></text:span><text:span text:style-name="Strong_20_Emphasis"><text:span text:style-name="T240">Windows, </text:span></text:span><text:span text:style-name="Strong_20_Emphasis"><text:span text:style-name="T241">OS X</text:span></text:span><text:span text:style-name="Strong_20_Emphasis"><text:span text:style-name="T234">, </text:span></text:span><text:span text:style-name="Strong_20_Emphasis"><text:span text:style-name="T236">en </text:span></text:span><text:span text:style-name="Strong_20_Emphasis"><text:span text:style-name="T242">GNU/</text:span></text:span><text:span text:style-name="Strong_20_Emphasis"><text:span text:style-name="T234">Linux</text:span></text:span><text:span text:style-name="Strong_20_Emphasis"><text:span text:style-name="T243">.</text:span></text:span></text:p></text:note-body></text:note></text:span><text:span text:style-name="T216"> </text:span><text:span text:style-name="T217">of</text:span><text:span text:style-name="T216"> </text:span><text:span text:style-name="T207">C</text:span><text:span text:style-name="T216">D</text:span><text:span text:style-name="T216"><text:note text:id="ftn6" text:note-class="footnote"><text:note-citation>3</text:note-citation><text:note-body><text:p text:style-name="P92">Telkens u in deze checklist “CD” tegenkomt, geldt dit zowel voor CD's, DVD's als BD's, omdat vanuit het oogpunt van het besturingssysteem al deze technologieën helemaal hetzelfde zijn.</text:p></text:note-body></text:note></text:span><text:span text:style-name="T212">.</text:span></text:p>
            <text:p text:style-name="P32"><text:span text:style-name="T218">Opstartmenu/</text:span><text:span text:style-name="T219">boot menu</text:span><text:span text:style-name="T218"> </text:span><text:span text:style-name="T212">via </text:span><text:span text:style-name="Definition"><text:span text:style-name="T5">opstartmenu</text:span></text:span><text:span text:style-name="T212">, </text:span><text:span text:style-name="T218">instellingen/</text:span><text:span text:style-name="T219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519733307968">
          <table:table-cell table:style-name="_32_._5f_Installatie_5f_uitvoeren.A1" office:value-type="string">
            <text:p text:style-name="P37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4519733306688"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10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8"><text:s/></text:span></text:span><text:span text:style-name="Strong_20_Emphasis"><text:span text:style-name="T122"><draw:control text:anchor-type="as-char" draw:z-index="19" draw:name="Vorm11_0" draw:style-name="gr1" draw:text-style-name="P10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44">O</text:span></text:span><text:span text:style-name="Strong_20_Emphasis"><text:span text:style-name="T45">p </text:span></text:span><text:span text:style-name="Strong_20_Emphasis"><text:span text:style-name="T46">d</text:span></text:span><text:span text:style-name="Strong_20_Emphasis"><text:span text:style-name="T45">e</text:span></text:span><text:span text:style-name="Strong_20_Emphasis"><text:span text:style-name="T47"> </text:span></text:span><text:span text:style-name="Strong_20_Emphasis"><text:span text:style-name="T45">scherm</text:span></text:span><text:span text:style-name="Strong_20_Emphasis"><text:span text:style-name="T46">en</text:span></text:span><text:span text:style-name="Strong_20_Emphasis"><text:span text:style-name="T45"> </text:span></text:span><text:span text:style-name="Strong_20_Emphasis"><text:span text:style-name="T168">Welcom</text:span></text:span><text:span text:style-name="Strong_20_Emphasis"><text:span text:style-name="T195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6">Typing </text:span></text:span><text:span text:style-name="Strong_20_Emphasis"><text:span text:style-name="T135">klik op </text:span></text:span><text:span text:style-name="Strong_20_Emphasis"><text:span text:style-name="T196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5"><text:span text:style-name="Strong_20_Emphasis"><text:span text:style-name="T48">Als het scherm </text:span></text:span><text:span text:style-name="Strong_20_Emphasis"><text:span text:style-name="T170">Wi-Fi</text:span></text:span><text:span text:style-name="Strong_20_Emphasis"><text:span text:style-name="T48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6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2"><text:span text:style-name="Strong_20_Emphasis"><text:span text:style-name="T44">O</text:span></text:span><text:span text:style-name="Strong_20_Emphasis"><text:span text:style-name="T45">p het</text:span></text:span><text:span text:style-name="Strong_20_Emphasis"><text:span text:style-name="T47"> </text:span></text:span><text:span text:style-name="Strong_20_Emphasis"><text:span text:style-name="T45">scherm </text:span></text:span><text:span text:style-name="Strong_20_Emphasis"><text:span text:style-name="T196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6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3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5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5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44">O</text:span></text:span><text:span text:style-name="Strong_20_Emphasis"><text:span text:style-name="T45">p het</text:span></text:span><text:span text:style-name="Strong_20_Emphasis"><text:span text:style-name="T47"> </text:span></text:span><text:span text:style-name="Strong_20_Emphasis"><text:span text:style-name="T45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195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49">Sluit het scherm </text:span></text:span><text:span text:style-name="Strong_20_Emphasis"><text:span text:style-name="T198">Getting Started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519733635024">
          <table:table-cell table:style-name="_32_._5f_Installatie_5f_uitvoeren.A1" office:value-type="string">
            <text:p text:style-name="P45"><text:span text:style-name="Strong_20_Emphasis"><text:span text:style-name="T68"><text:s/></text:span></text:span><text:span text:style-name="Strong_20_Emphasis"><text:span text:style-name="T122"><draw:control text:anchor-type="as-char" draw:z-index="17" draw:name="Vorm13_1" draw:style-name="gr1" draw:text-style-name="P10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50">Start de installatie</text:span></text:span><text:span text:style-name="Strong_20_Emphasis"><text:span text:style-name="T138"> </text:span></text:span><text:span text:style-name="Strong_20_Emphasis"><text:span text:style-name="T71">via </text:span></text:span><text:span text:style-name="Strong_20_Emphasis"><text:span text:style-name="T73">een </text:span></text:span><text:span text:style-name="Strong_20_Emphasis"><text:span text:style-name="T97">klik op </text:span></text:span><text:span text:style-name="Strong_20_Emphasis"><text:span text:style-name="T160">Activities</text:span></text:span><text:span text:style-name="Strong_20_Emphasis"><text:span text:style-name="T97"> en </text:span></text:span><text:span text:style-name="Strong_20_Emphasis"><text:span text:style-name="T98">een </text:span></text:span><text:span text:style-name="Strong_20_Emphasis"><text:span text:style-name="T97">klik op</text:span></text:span><text:span text:style-name="Strong_20_Emphasis"><text:span text:style-name="T99"> </text:span></text:span><text:span text:style-name="Strong_20_Emphasis"><text:span text:style-name="T161">Install Debian</text:span></text:span><text:span text:style-name="Strong_20_Emphasis"><text:span text:style-name="T51">.</text:span></text:span></text:p>
          </table:table-cell>
        </table:table-row>
        <table:table-row table:style-name="TableLine94519733635280">
          <table:table-cell table:style-name="_32_._5f_Installatie_5f_uitvoeren.A1" office:value-type="string">
            <text:p text:style-name="P37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50">Bij </text:span></text:span><text:span text:style-name="Strong_20_Emphasis"><text:span text:style-name="T171">Welcome</text:span></text:span><text:span text:style-name="Strong_20_Emphasis"><text:span text:style-name="T50"> kies </text:span></text:span><text:span text:style-name="Strong_20_Emphasis"><text:span text:style-name="T171">Nederlands</text:span></text:span><text:span text:style-name="Strong_20_Emphasis"><text:span text:style-name="T50"> en klik op </text:span></text:span><text:span text:style-name="Strong_20_Emphasis"><text:span text:style-name="T171">Volgende</text:span></text:span><text:span text:style-name="Strong_20_Emphasis"><text:span text:style-name="T50">.</text:span></text:span></text:p>
          </table:table-cell>
        </table:table-row>
        <table:table-row table:style-name="TableLine94519733635536">
          <table:table-cell table:style-name="_32_._5f_Installatie_5f_uitvoeren.A1" office:value-type="string">
            <text:p text:style-name="P53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75">Bij <text:span text:style-name="T385">Locatie</text:span> kies bij <text:span text:style-name="T385">Regio</text:span> voor <text:span text:style-name="T385">Europa</text:span> en klik op <text:span text:style-name="T385">Volgende</text:span>.</text:p>
          </table:table-cell>
        </table:table-row>
        <table:table-row table:style-name="TableLine94519733635792">
          <table:table-cell table:style-name="_32_._5f_Installatie_5f_uitvoeren.A1" office:value-type="string">
            <text:p text:style-name="P53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75">Bij <text:span text:style-name="T385">Toetsenbord</text:span> kies <text:span text:style-name="T385">English (US)</text:span> en klik op <text:span text:style-name="T385">Volgende</text:span>.</text:p>
          </table:table-cell>
        </table:table-row>
        <table:table-row table:style-name="TableLine94519733636048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5"/>
          </table:table-cell>
        </table:table-row>
        <table:table-row table:style-name="TableLine94519733636304">
          <table:table-cell table:style-name="_32_._5f_Installatie_5f_uitvoeren.A1" office:value-type="string">
            <text:p text:style-name="P53"><text:span text:style-name="Strong_20_Emphasis"><text:span text:style-name="T68"><text:s/></text:span></text:span><text:span text:style-name="Strong_20_Emphasis"><text:span text:style-name="T122"><draw:control text:anchor-type="as-char" draw:z-index="20" draw:name="Vorm13_4" draw:style-name="gr1" draw:text-style-name="P10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8">Partities</text:span><text:span text:style-name="T6"> </text:span><text:span text:style-name="T314">selecteer</text:span><text:span text:style-name="T6"> </text:span><text:span text:style-name="T7">de </text:span><text:span text:style-name="T6">gewenste </text:span><text:span text:style-name="T315">optie</text:span><text:span text:style-name="Strong_20_Emphasis"><text:span text:style-name="T50"> </text:span></text:span><text:span text:style-name="Strong_20_Emphasis"><text:span text:style-name="T52">en klik op </text:span></text:span><text:span text:style-name="Strong_20_Emphasis"><text:span text:style-name="T172">Volgende</text:span></text:span><text:span text:style-name="Strong_20_Emphasis"><text:span text:style-name="T52">.</text:span></text:span></text:p>
          </table:table-cell>
        </table:table-row>
        <table:table-row table:style-name="TableLine94519733636560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7"/>
          </table:table-cell>
        </table:table-row>
        <table:table-row table:style-name="TableLine94519733636816">
          <table:table-cell table:style-name="_32_._5f_Installatie_5f_uitvoeren.A1" office:value-type="string">
            <text:p text:style-name="P37"><text:span text:style-name="Strong_20_Emphasis"><text:span text:style-name="T68"><text:s/></text:span></text:span><text:span text:style-name="Strong_20_Emphasis"><text:span text:style-name="T122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3"> </text:span></text:span><text:span text:style-name="Definition"><text:span text:style-name="T13">gebruiker</text:span></text:span><text:span text:style-name="Strong_20_Emphasis"><text:span text:style-name="T120">,</text:span></text:span><text:span text:style-name="Strong_20_Emphasis"><text:span text:style-name="T54"> </text:span></text:span><text:span text:style-name="Strong_20_Emphasis"><text:span text:style-name="T173">Welke naam wil je gebruiken om in te loggen?</text:span></text:span><text:span text:style-name="Strong_20_Emphasis"><text:span text:style-name="T54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50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5"> </text:span></text:span><text:span text:style-name="Definition"><text:span text:style-name="T13">computernaam</text:span></text:span><text:span text:style-name="Strong_20_Emphasis"><text:span text:style-name="T53">, </text:span></text:span><text:span text:style-name="Strong_20_Emphasis"><text:span text:style-name="T54">v</text:span></text:span><text:span text:style-name="Strong_20_Emphasis"><text:span text:style-name="T53">ul </text:span></text:span><text:span text:style-name="Strong_20_Emphasis"><text:span text:style-name="T56">tweemaal het wachtwoord </text:span></text:span><text:span text:style-name="Strong_20_Emphasis"><text:span text:style-name="T53">in</text:span></text:span><text:span text:style-name="Strong_20_Emphasis"><text:span text:style-name="T152">,</text:span></text:span><text:span text:style-name="Strong_20_Emphasis"><text:span text:style-name="T53"> </text:span></text:span><text:span text:style-name="Strong_20_Emphasis"><text:span text:style-name="T57">en </text:span></text:span><text:span text:style-name="Strong_20_Emphasis"><text:span text:style-name="T53">kl</text:span></text:span><text:span text:style-name="Strong_20_Emphasis"><text:span text:style-name="T44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4">.</text:span></text:span></text:p>
          </table:table-cell>
        </table:table-row>
        <table:table-row table:style-name="TableLine94519733637072"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519733637328">
          <table:table-cell table:style-name="_32_._5f_Installatie_5f_uitvoeren.A1" office:value-type="string">
            <text:p text:style-name="P37"><text:span text:style-name="Strong_20_Emphasis"><text:span text:style-name="T68"><text:s/></text:span></text:span><text:span text:style-name="Strong_20_Emphasis"><text:span text:style-name="T122"><draw:control text:anchor-type="as-char" draw:z-index="4" draw:name="Vorm14" draw:style-name="gr1" draw:text-style-name="P10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0"><text:span text:style-name="Strong_20_Emphasis"><text:span text:style-name="T58">Bij </text:span></text:span><text:span text:style-name="Strong_20_Emphasis"><text:span text:style-name="T199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7"> </text:span></text:span><text:span text:style-name="Strong_20_Emphasis"><text:span text:style-name="T53">kl</text:span></text:span><text:span text:style-name="Strong_20_Emphasis"><text:span text:style-name="T44">ik op </text:span></text:span><text:span text:style-name="Strong_20_Emphasis"><text:span text:style-name="T179">Installeer</text:span></text:span><text:span text:style-name="Strong_20_Emphasis"><text:span text:style-name="T44">.</text:span></text:span></text:p>
          </table:table-cell>
        </table:table-row>
        <table:table-row table:style-name="TableLine94519733637584">
          <table:table-cell table:style-name="_32_._5f_Installatie_5f_uitvoeren.A1" office:value-type="string">
            <text:p text:style-name="P55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8">Bij </text:span></text:span><text:span text:style-name="Strong_20_Emphasis"><text:span text:style-name="T200">Beëindigen</text:span></text:span><text:span text:style-name="Strong_20_Emphasis"><text:span text:style-name="T149"> </text:span></text:span><text:span text:style-name="Strong_20_Emphasis"><text:span text:style-name="T53">kl</text:span></text:span><text:span text:style-name="Strong_20_Emphasis"><text:span text:style-name="T44">ik op </text:span></text:span><text:span text:style-name="Strong_20_Emphasis"><text:span text:style-name="T180">Voltooid</text:span></text:span><text:span text:style-name="Strong_20_Emphasis"><text:span text:style-name="T44">.</text:span></text:span></text:p>
          </table:table-cell>
        </table:table-row>
        <table:table-row table:style-name="TableLine94519733637840"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19733638096">
          <table:table-cell table:style-name="_32_._5f_Installatie_5f_uitvoeren.A1" office:value-type="string">
            <text:p text:style-name="P37"><text:span text:style-name="Strong_20_Emphasis"><text:span text:style-name="T68"><text:s/></text:span></text:span><text:span text:style-name="Strong_20_Emphasis"><text:span text:style-name="T122"><draw:control text:anchor-type="as-char" draw:z-index="5" draw:name="Vorm20" draw:style-name="gr1" draw:text-style-name="P10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40"><text:note-ref text:note-class="footnote" text:reference-format="text" text:ref-name="ftn6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31"><text:span text:style-name="Strong_20_Emphasis"><text:span text:style-name="T143"/></text:span></text:p>
      <text:list xml:id="list133713500670463" text:continue-numbering="true" text:style-name="L1">
        <text:list-item>
          <text:p text:style-name="P106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33"><text:span text:style-name="Strong_20_Emphasis"><text:span text:style-name="T5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19733638352">
          <table:table-cell table:style-name="_33_._5f_Installatie_5f_afronden.A1" office:value-type="string">
            <text:p text:style-name="P38"><text:span text:style-name="Strong_20_Emphasis"><text:span text:style-name="T68"><text:s/></text:span></text:span><text:span text:style-name="Strong_20_Emphasis"><text:span text:style-name="T122"><draw:control text:anchor-type="as-char" draw:z-index="6" draw:name="Vorm22" draw:style-name="gr1" draw:text-style-name="P10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59">Aanmelden als </text:span></text:span><text:span text:style-name="Definition"><text:span text:style-name="T13">gebruiker</text:span></text:span><text:span text:style-name="Strong_20_Emphasis"><text:span text:style-name="T59">.</text:span></text:span></text:p>
          </table:table-cell>
        </table:table-row>
        <table:table-row table:style-name="TableLine94519733600352"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519733602912">
          <table:table-cell table:style-name="_33_._5f_Installatie_5f_afronden.A1" office:value-type="string">
            <text:p text:style-name="P48"><text:span text:style-name="Strong_20_Emphasis"><text:span text:style-name="T68"><text:s/></text:span></text:span><text:span text:style-name="Strong_20_Emphasis"><text:span text:style-name="T122"><draw:control text:anchor-type="as-char" draw:z-index="18" draw:name="Vorm22_1" draw:style-name="gr1" draw:text-style-name="P10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44">O</text:span></text:span><text:span text:style-name="Strong_20_Emphasis"><text:span text:style-name="T45">p </text:span></text:span><text:span text:style-name="Strong_20_Emphasis"><text:span text:style-name="T47">de volgende schermen volg de aanwijzingen en klik op</text:span></text:span><text:span text:style-name="Strong_20_Emphasis"><text:span text:style-name="T135"> </text:span></text:span><text:span text:style-name="Strong_20_Emphasis"><text:span text:style-name="T203">Volgende </text:span></text:span><text:span text:style-name="Strong_20_Emphasis"><text:span text:style-name="T151">of </text:span></text:span><text:span text:style-name="Strong_20_Emphasis"><text:span text:style-name="T204">Overslaan</text:span></text:span><text:span text:style-name="Strong_20_Emphasis"><text:span text:style-name="T135">.</text:span></text:span></text:p>
          </table:table-cell>
        </table:table-row>
        <table:table-row table:style-name="TableLine94519733627232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24"><text:span text:style-name="Strong_20_Emphasis"><text:span text:style-name="T44">O</text:span></text:span><text:span text:style-name="Strong_20_Emphasis"><text:span text:style-name="T45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5">.</text:span></text:span></text:p>
          </table:table-cell>
        </table:table-row>
        <table:table-row table:style-name="TableLine94519733440256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7"><text:span text:style-name="Strong_20_Emphasis"><text:span text:style-name="T49">Sluit het scherm </text:span></text:span><text:span text:style-name="Strong_20_Emphasis"><text:span text:style-name="T206">Aan de slag</text:span></text:span><text:span text:style-name="Strong_20_Emphasis"><text:span text:style-name="T49">.</text:span></text:span></text:p>
          </table:table-cell>
        </table:table-row>
        <table:table-row table:style-name="TableLine94519733773824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36"><text:span text:style-name="Strong_20_Emphasis"><text:span text:style-name="T135"/></text:span></text:p>
          </table:table-cell>
        </table:table-row>
        <table:table-row table:style-name="TableLine94519733745328">
          <table:table-cell table:style-name="_33_._5f_Installatie_5f_afronden.A1" office:value-type="string">
            <text:p text:style-name="P38"><text:span text:style-name="Strong_20_Emphasis"><text:span text:style-name="T68"><text:s/></text:span></text:span><text:span text:style-name="Strong_20_Emphasis"><text:span text:style-name="T122"><draw:control text:anchor-type="as-char" draw:z-index="7" draw:name="Vorm23" draw:style-name="gr1" draw:text-style-name="P10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60">Voeg </text:span></text:span><text:span text:style-name="Strong_20_Emphasis"><text:span text:style-name="T61">eventuele </text:span></text:span><text:span text:style-name="Strong_20_Emphasis"><text:span text:style-name="T62">extra </text:span></text:span><text:span text:style-name="Definition"><text:span text:style-name="T28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1">via </text:span></text:span><text:span text:style-name="Strong_20_Emphasis"><text:span text:style-name="T73">een </text:span></text:span><text:span text:style-name="Strong_20_Emphasis"><text:span text:style-name="T74">druk op de </text:span></text:span><text:span text:style-name="Strong_20_Emphasis"><text:span text:style-name="T88">Super</text:span></text:span><text:span text:style-name="Strong_20_Emphasis"><text:span text:style-name="T74">-toets</text:span></text:span><text:span text:style-name="Strong_20_Emphasis"><text:span text:style-name="T74"><text:note text:id="ftn7" text:note-class="footnote"><text:note-citation>1</text:note-citation><text:note-body><text:p text:style-name="P94"><text:span text:style-name="T286">De </text:span><text:span text:style-name="T287">Super</text:span><text:span text:style-name="T286">-toets is de Windows</text:span><text:span text:style-name="T288">-</text:span><text:span text:style-name="T289">toets</text:span><text:span text:style-name="T286">, </text:span><text:span text:style-name="T288">C</text:span><text:span text:style-name="T286">ommand-</text:span><text:span text:style-name="T289">toets</text:span><text:span text:style-name="T286">, of </text:span><text:span text:style-name="T288">V</text:span><text:span text:style-name="T286">ergrootglas-toets.</text:span></text:p></text:note-body></text:note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4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</text:span></text:span><text:span text:style-name="Strong_20_Emphasis"><text:span text:style-name="T100">bij </text:span></text:span><text:span text:style-name="Strong_20_Emphasis"><text:span text:style-name="T181">Instellingen </text:span></text:span><text:span text:style-name="Strong_20_Emphasis"><text:span text:style-name="T101">rechts o</text:span></text:span><text:span text:style-name="Strong_20_Emphasis"><text:span text:style-name="T71">p </text:span></text:span><text:span text:style-name="Strong_20_Emphasis"><text:span text:style-name="T182">Gebruikers</text:span></text:span><text:span text:style-name="Strong_20_Emphasis"><text:span text:style-name="T102">.</text:span></text:span></text:p>
          </table:table-cell>
        </table:table-row>
        <table:table-row table:style-name="TableLine94519733770528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59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3">op </text:span></text:span><text:span text:style-name="Strong_20_Emphasis"><text:span text:style-name="T164">Ontgrendelen</text:span></text:span><text:span text:style-name="Strong_20_Emphasis"><text:span text:style-name="T103"> </text:span></text:span><text:span text:style-name="Strong_20_Emphasis"><text:span text:style-name="T104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4">.</text:span></text:span></text:p>
          </table:table-cell>
        </table:table-row>
        <table:table-row table:style-name="TableLine94519733717680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59"><text:span text:style-name="Strong_20_Emphasis"><text:span text:style-name="T153">Sluit </text:span></text:span><text:span text:style-name="Strong_20_Emphasis"><text:span text:style-name="T188">Gebruiker toevoegen</text:span></text:span><text:span text:style-name="Strong_20_Emphasis"><text:span text:style-name="T104">.</text:span></text:span></text:p>
          </table:table-cell>
        </table:table-row>
        <table:table-row table:style-name="TableLine94519733774656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519733749168">
          <table:table-cell table:style-name="_33_._5f_Installatie_5f_afronden.A1" office:value-type="string">
            <text:p text:style-name="P38"><text:span text:style-name="Strong_20_Emphasis"><text:span text:style-name="T68"><text:s/></text:span></text:span><text:span text:style-name="Strong_20_Emphasis"><text:span text:style-name="T122"><draw:control text:anchor-type="as-char" draw:z-index="8" draw:name="Vorm25" draw:style-name="gr1" draw:text-style-name="P10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63">Controleer </text:span></text:span><text:span text:style-name="Strong_20_Emphasis"><text:span text:style-name="T64">of er updates zijn </text:span></text:span><text:span text:style-name="Strong_20_Emphasis"><text:span text:style-name="T65">via </text:span></text:span><text:span text:style-name="Strong_20_Emphasis"><text:span text:style-name="T73">een </text:span></text:span><text:span text:style-name="Strong_20_Emphasis"><text:span text:style-name="T105">druk</text:span></text:span><text:span text:style-name="Strong_20_Emphasis"><text:span text:style-name="T73"> op</text:span></text:span><text:span text:style-name="Strong_20_Emphasis"><text:span text:style-name="T80"> de </text:span></text:span><text:span text:style-name="Strong_20_Emphasis"><text:span text:style-name="T88">Super</text:span></text:span><text:span text:style-name="Strong_20_Emphasis"><text:span text:style-name="T80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4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90">Software</text:span></text:span><text:span text:style-name="Strong_20_Emphasis"><text:span text:style-name="T80">.</text:span></text:span></text:p>
          </table:table-cell>
        </table:table-row>
        <table:table-row table:style-name="TableLine94519733774128">
          <table:table-cell table:style-name="_33_._5f_Installatie_5f_afronden.A1" office:value-type="string">
            <text:p text:style-name="P38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65"><text:span text:style-name="T320">Klik op </text:span><text:span text:style-name="T332">Updates</text:span><text:span text:style-name="T321"> en a</text:span><text:span text:style-name="T322">ls</text:span><text:span text:style-name="T323"> </text:span><text:span text:style-name="T324">er </text:span><text:span text:style-name="T323">updates beschikbaar zijn, k</text:span><text:span text:style-name="T325">lik op </text:span><text:span text:style-name="Strong_20_Emphasis"><text:span text:style-name="T331">Downloaden</text:span></text:span><text:span text:style-name="T325"> </text:span><text:span text:style-name="T326">en vervolgens op </text:span><text:span text:style-name="T333">Herstarten &amp; bijwerken</text:span><text:span text:style-name="T326"> </text:span><text:span text:style-name="T327">en </text:span><text:span text:style-name="T333">Herstarten &amp; </text:span><text:span text:style-name="T334">installeren</text:span><text:span text:style-name="T335">.</text:span></text:p>
          </table:table-cell>
        </table:table-row>
        <table:table-row table:style-name="TableLine94519733746272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60"><text:span text:style-name="T328">Daarna weer </text:span><text:span text:style-name="T329">a</text:span><text:span text:style-name="T330">anmelden als </text:span><text:span text:style-name="Definition"><text:span text:style-name="T17">gebruiker</text:span></text:span><text:span text:style-name="T326">.</text:span></text:p>
          </table:table-cell>
        </table:table-row>
        <table:table-row table:style-name="TableLine94519733713360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519733782688">
          <table:table-cell table:style-name="_33_._5f_Installatie_5f_afronden.A1" office:value-type="string">
            <text:p text:style-name="P37"><text:span text:style-name="Strong_20_Emphasis"><text:span text:style-name="T68"><text:s/></text:span></text:span><text:span text:style-name="Strong_20_Emphasis"><text:span text:style-name="T122"><draw:control text:anchor-type="as-char" draw:z-index="16" draw:name="Vorm4_1" draw:style-name="gr1" draw:text-style-name="P108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68">Installeer </text:span></text:span><text:span text:style-name="Strong_20_Emphasis"><text:span text:style-name="T106">pakket kz</text:span></text:span><text:span text:style-name="Strong_20_Emphasis"><text:span text:style-name="T68"> </text:span></text:span><text:span text:style-name="Strong_20_Emphasis"><text:span text:style-name="T71">via via </text:span></text:span><text:span text:style-name="Strong_20_Emphasis"><text:span text:style-name="T73">een </text:span></text:span><text:span text:style-name="Strong_20_Emphasis"><text:span text:style-name="T74">druk op de </text:span></text:span><text:span text:style-name="Strong_20_Emphasis"><text:span text:style-name="T88">Super</text:span></text:span><text:span text:style-name="Strong_20_Emphasis"><text:span text:style-name="T74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7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57">Terminalvenster</text:span></text:span><text:span text:style-name="Strong_20_Emphasis"><text:span text:style-name="T77">. </text:span></text:span></text:p>
          </table:table-cell>
        </table:table-row>
        <table:table-row table:style-name="TableLine94519733766000">
          <table:table-cell table:style-name="_33_._5f_Installatie_5f_afronden.A1" office:value-type="string">
            <text:p text:style-name="P41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46"><text:span text:style-name="T4">Typ</text:span><text:span text:style-name="Strong_20_Emphasis"><text:span text:style-name="T81">, of </text:span></text:span><text:span text:style-name="Strong_20_Emphasis"><text:span text:style-name="T77">kopieer en plak, de</text:span></text:span><text:span text:style-name="Strong_20_Emphasis"><text:span text:style-name="T107">z</text:span></text:span><text:span text:style-name="Strong_20_Emphasis"><text:span text:style-name="T108">e</text:span></text:span><text:span text:style-name="Strong_20_Emphasis"><text:span text:style-name="T77"> </text:span></text:span><text:span text:style-name="Strong_20_Emphasis"><text:span text:style-name="T83">drie </text:span></text:span><text:span text:style-name="Strong_20_Emphasis"><text:span text:style-name="T77">opdrachten, ieder gevolgd door de </text:span></text:span><text:span text:style-name="Strong_20_Emphasis"><text:span text:style-name="T72">Enter</text:span></text:span><text:span text:style-name="Strong_20_Emphasis"><text:span text:style-name="T71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519733711376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63"><text:span text:style-name="Strong_20_Emphasis"><text:span text:style-name="T83">V</text:span>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 table:style-name="TableLine94519733711968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2"/>
          </table:table-cell>
        </table:table-row>
        <table:table-row table:style-name="TableLine94519733702304">
          <table:table-cell table:style-name="_33_._5f_Installatie_5f_afronden.A1" office:value-type="string">
            <text:p text:style-name="P38"><text:span text:style-name="Strong_20_Emphasis"><text:span text:style-name="T68"><text:s/></text:span></text:span><text:span text:style-name="Strong_20_Emphasis"><text:span text:style-name="T122"><draw:control text:anchor-type="as-char" draw:z-index="9" draw:name="Vorm33" draw:style-name="gr1" draw:text-style-name="P10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09">Rond de</text:span></text:span><text:span text:style-name="Strong_20_Emphasis"><text:span text:style-name="T110"> installatie </text:span></text:span><text:span text:style-name="Strong_20_Emphasis"><text:span text:style-name="T109">af </text:span></text:span><text:span text:style-name="Strong_20_Emphasis"><text:span text:style-name="T71">via </text:span></text:span><text:span text:style-name="Strong_20_Emphasis"><text:span text:style-name="T111">een</text:span></text:span><text:span text:style-name="Strong_20_Emphasis"><text:span text:style-name="T112"> druk</text:span></text:span><text:span text:style-name="Strong_20_Emphasis"><text:span text:style-name="T111"> op</text:span></text:span><text:span text:style-name="Strong_20_Emphasis"><text:span text:style-name="T80"> de </text:span></text:span><text:span text:style-name="Strong_20_Emphasis"><text:span text:style-name="T88">Super</text:span></text:span><text:span text:style-name="Strong_20_Emphasis"><text:span text:style-name="T80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4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4">.</text:span></text:span></text:p>
          </table:table-cell>
        </table:table-row>
        <table:table-row table:style-name="TableLine94519733702896">
          <table:table-cell table:style-name="_33_._5f_Installatie_5f_afronden.A1" office:value-type="string">
            <text:p text:style-name="P38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4">K</text:span></text:span><text:span text:style-name="Strong_20_Emphasis"><text:span text:style-name="T92">ie</text:span></text:span><text:span text:style-name="Strong_20_Emphasis"><text:span text:style-name="T93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4"> </text:span></text:span><text:span text:style-name="Strong_20_Emphasis"><text:span text:style-name="T95">en </text:span></text:span><text:span text:style-name="Strong_20_Emphasis"><text:span text:style-name="T113">v</text:span></text:span><text:span text:style-name="Strong_20_Emphasis"><text:span text:style-name="T85">olg de aanwijzingen op het scherm.</text:span></text:span></text:p>
          </table:table-cell>
        </table:table-row>
      </table:table>
      <text:p text:style-name="P33"><text:span text:style-name="Strong_20_Emphasis"><text:span text:style-name="T59"><text:tab/></text:span></text:span></text:p>
      <text:p text:style-name="P34"><text:span text:style-name="Strong_20_Emphasis"><text:span text:style-name="T95"/></text:span></text:p>
      <text:p text:style-name="P35"><text:span text:style-name="Strong_20_Emphasis"><text:span text:style-name="T85"/></text:span></text:p>
      <text:list xml:id="list133714701151183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519733796672">
          <table:table-cell table:style-name="Tabel2.A1" office:value-type="string">
            <text:p text:style-name="P56"><text:span text:style-name="Strong_20_Emphasis"><text:span text:style-name="T68"><text:s/></text:span></text:span><text:span text:style-name="Strong_20_Emphasis"><text:span text:style-name="T122"><draw:control text:anchor-type="as-char" draw:z-index="21" draw:name="Vorm36_0" draw:style-name="gr1" draw:text-style-name="P108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9">Aanmelden als </text:span></text:span><text:span text:style-name="Definition"><text:span text:style-name="T13">gebruiker</text:span></text:span><text:span text:style-name="Strong_20_Emphasis"><text:span text:style-name="T69"><text:note text:id="ftn8" text:note-class="footnote"><text:note-citation>1</text:note-citation><text:note-body><text:p text:style-name="P90"><text:span text:style-name="User_20_Entry"><text:span text:style-name="T223">E</text:span></text:span><text:span text:style-name="User_20_Entry"><text:span text:style-name="T249">v</text:span></text:span><text:span text:style-name="User_20_Entry"><text:span text:style-name="T250">en</text:span></text:span><text:span text:style-name="User_20_Entry"><text:span text:style-name="T252">t</text:span></text:span><text:span text:style-name="User_20_Entry"><text:span text:style-name="T253">uele </text:span></text:span><text:span text:style-name="User_20_Entry"><text:span text:style-name="T254">extra </text:span></text:span><text:span text:style-name="User_20_Entry"><text:span text:style-name="T257">gebruiker</text:span></text:span><text:span text:style-name="User_20_Entry"><text:span text:style-name="T254">s aanmelden </text:span></text:span><text:span text:style-name="User_20_Entry"><text:span text:style-name="T255">en dezelfde stappen uitvoeren</text:span></text:span><text:span text:style-name="User_20_Entry"><text:span text:style-name="T251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 table:style-name="TableLine94519733772992"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27"/>
          </table:table-cell>
        </table:table-row>
        <table:table-row table:style-name="TableLine94519733644688">
          <table:table-cell table:style-name="Tabel2.A1" office:value-type="string">
            <text:p text:style-name="P62"><text:span text:style-name="Strong_20_Emphasis"><text:span text:style-name="T68"><text:s/></text:span></text:span><text:span text:style-name="Strong_20_Emphasis"><text:span text:style-name="T122"><draw:control text:anchor-type="as-char" draw:z-index="22" draw:name="Vorm36_2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14">R</text:span></text:span><text:span text:style-name="Strong_20_Emphasis"><text:span text:style-name="T115">icht </text:span></text:span><text:span text:style-name="Strong_20_Emphasis"><text:span text:style-name="T116">de </text:span></text:span><text:span text:style-name="Definition"><text:span text:style-name="T29">gebruiker</text:span></text:span><text:span text:style-name="Strong_20_Emphasis"><text:span text:style-name="T115"> </text:span></text:span><text:span text:style-name="Strong_20_Emphasis"><text:span text:style-name="T117">in </text:span></text:span><text:span text:style-name="Strong_20_Emphasis"><text:span text:style-name="T71">via </text:span></text:span><text:span text:style-name="Strong_20_Emphasis"><text:span text:style-name="T111">een</text:span></text:span><text:span text:style-name="Strong_20_Emphasis"><text:span text:style-name="T112"> druk</text:span></text:span><text:span text:style-name="Strong_20_Emphasis"><text:span text:style-name="T111"> op</text:span></text:span><text:span text:style-name="Strong_20_Emphasis"><text:span text:style-name="T80"> de </text:span></text:span><text:span text:style-name="Strong_20_Emphasis"><text:span text:style-name="T88">Super</text:span></text:span><text:span text:style-name="Strong_20_Emphasis"><text:span text:style-name="T80">-toets</text:span></text:span><text:span text:style-name="Strong_20_Emphasis"><text:span text:style-name="T39"><text:note text:id="ftn9" text:note-class="footnote"><text:note-citation>2</text:note-citation><text:note-body><text:p text:style-name="P95"><text:span text:style-name="T286">D</text:span>e <text:span text:style-name="T399">Super</text:span>-toets <text:span text:style-name="T286">is </text:span>de Windows<text:span text:style-name="T393">-</text:span><text:span text:style-name="T394">toets</text:span>, <text:span text:style-name="T393">C</text:span>ommand-<text:span text:style-name="T394">toets</text:span>, of <text:span text:style-name="T393">V</text:span>ergrootglas-toets.</text:p></text:note-body></text:note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4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4">.</text:span></text:span></text:p>
          </table:table-cell>
        </table:table-row>
        <table:table-row table:style-name="TableLine94519733801792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><text:span text:style-name="Strong_20_Emphasis"><text:span text:style-name="T94">K</text:span></text:span><text:span text:style-name="Strong_20_Emphasis"><text:span text:style-name="T92">ie</text:span></text:span><text:span text:style-name="Strong_20_Emphasis"><text:span text:style-name="T93">s </text:span></text:span><text:span text:style-name="Strong_20_Emphasis"><text:span text:style-name="T191">4 </text:span></text:span><text:span text:style-name="Strong_20_Emphasis"><text:span text:style-name="T167">Gebruiker inrichten</text:span></text:span><text:span text:style-name="Strong_20_Emphasis"><text:span text:style-name="T94"> </text:span></text:span><text:span text:style-name="Strong_20_Emphasis"><text:span text:style-name="T95">en </text:span></text:span><text:span text:style-name="Strong_20_Emphasis"><text:span text:style-name="T118">v</text:span></text:span><text:span text:style-name="Strong_20_Emphasis"><text:span text:style-name="T85">olg de aanwijzingen op het scherm</text:span></text:span><text:span text:style-name="Strong_20_Emphasis"><text:span text:style-name="T154"><text:note text:id="ftn10" text:note-class="footnote"><text:note-citation>3</text:note-citation><text:note-body><text:p text:style-name="P98">Het inrichten kan nagelopen worden <text:span text:style-name="T395">met </text:span>bestanden in <text:span text:style-name="T395">map</text:span><text:span text:style-name="T396"> </text:span><text:span text:style-name="T397">kz-</text:span><text:span text:style-name="T395">install </text:span><text:span text:style-name="T358">en</text:span><text:span text:style-name="T395"> kz-setup </text:span><text:span text:style-name="T398">in </text:span><text:span text:style-name="T396">map Documenten</text:span>.</text:p></text:note-body></text:note></text:span></text:span><text:span text:style-name="Strong_20_Emphasis"><text:span text:style-name="T154">.</text:span></text:span></text:p>
          </table:table-cell>
        </table:table-row>
        <table:table-row table:style-name="TableLine94519733799232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/>
          </table:table-cell>
        </table:table-row>
        <table:table-row table:style-name="TableLine94519733763776">
          <table:table-cell table:style-name="Tabel2.A1" office:value-type="string">
            <text:p text:style-name="P86"><text:span text:style-name="Strong_20_Emphasis"><text:span text:style-name="T121"><text:s/></text:span></text:span><text:span text:style-name="Strong_20_Emphasis"><text:span text:style-name="T124"><draw:control text:anchor-type="as-char" draw:z-index="23" draw:name="Vorm36_1" draw:style-name="gr1" draw:text-style-name="P108" svg:width="0.35cm" svg:height="0.35cm" draw:control="control24"/></text:span></text:span></text:p>
          </table:table-cell>
          <table:table-cell table:style-name="Tabel2.A1" office:value-type="string">
            <text:p text:style-name="P28">Afmelden.</text:p>
          </table:table-cell>
        </table:table-row>
      </table:table>
      <text:p text:style-name="P13"><text:span text:style-name="Strong_20_Emphasis"><text:span text:style-name="T119"/></text:span></text:p>
      <text:p text:style-name="P85"/>
      <text:p text:style-name="P88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306"> installatie van </text:span><text:span text:style-name="T306"><text:reference-ref text:reference-format="text" text:ref-name="Distributie">Debian</text:reference-ref></text:span><text:span text:style-name="T306"><text:s/></text:span><text:span text:style-name="Strong_20_Emphasis"><text:span text:style-name="T307">GNU/Linux</text:span></text:span><text:span text:style-name="Strong_20_Emphasis"><text:span text:style-name="T306"> </text:span></text:span><text:span text:style-name="T308"><text:reference-ref text:reference-format="text" text:ref-name="Versie">11</text:reference-ref></text:span><text:span text:style-name="Strong_20_Emphasis"><text:span text:style-name="T310"><text:s/></text:span></text:span><text:span text:style-name="Strong_20_Emphasis"><text:span text:style-name="T311">LTS</text:span></text:span><text:span text:style-name="T309"> </text:span><text:span text:style-name="T306"><text:reference-ref text:reference-format="text" text:ref-name="Editie">desktop</text:reference-ref></text:span><text:span text:style-name="T306"><text:s/>is voltooid.</text:span></text:p>
      <text:p text:style-name="P69"/>
      <text:p text:style-name="P7"><text:span text:style-name="T134">Geschreven</text:span><text:span text:style-name="T66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6">&gt;</text:span><text:span text:style-name="T6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08T13:37:13.105033007">08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8T13:37:13.023683187</dc:date>
    <meta:keyword>Installatie</meta:keyword>
    <meta:keyword>Checklist</meta:keyword>
    <meta:keyword>Linux</meta:keyword>
    <meta:editing-cycles>6508</meta:editing-cycles>
    <meta:editing-duration>P11DT13H12M26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32" meta:character-count="5559" meta:non-whitespace-character-count="4763"/>
    <meta:user-defined meta:name="Info 1"/>
    <meta:user-defined meta:name="Info 2"/>
    <meta:user-defined meta:name="Info 3"/>
    <meta:user-defined meta:name="Info 4"/>
  </office:meta>
</office:document-meta>
</file>